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B000000BDE9DE4988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e848" officeooo:paragraph-rsid="000ee848"/>
    </style:style>
    <style:style style:name="P2" style:family="paragraph" style:parent-style-name="Standard">
      <style:text-properties officeooo:rsid="000ee848" officeooo:paragraph-rsid="0019c094"/>
    </style:style>
    <style:style style:name="P3" style:family="paragraph" style:parent-style-name="Standard">
      <style:text-properties officeooo:rsid="001022b4" officeooo:paragraph-rsid="000ee848"/>
    </style:style>
    <style:style style:name="P4" style:family="paragraph" style:parent-style-name="Standard">
      <style:text-properties officeooo:rsid="0016b030" officeooo:paragraph-rsid="0016b030"/>
    </style:style>
    <style:style style:name="P5" style:family="paragraph" style:parent-style-name="Standard">
      <style:text-properties officeooo:rsid="0017c3e1" officeooo:paragraph-rsid="0016b030"/>
    </style:style>
    <style:style style:name="P6" style:family="paragraph" style:parent-style-name="Standard">
      <style:text-properties officeooo:rsid="000ee848" officeooo:paragraph-rsid="0023ea8d"/>
    </style:style>
    <style:style style:name="P7" style:family="paragraph" style:parent-style-name="Standard">
      <style:text-properties officeooo:paragraph-rsid="0023ea8d"/>
    </style:style>
    <style:style style:name="T1" style:family="text">
      <style:text-properties officeooo:rsid="001ce5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JOOScript">${Var1}</text:text-input></text:p>
      <text:p text:style-name="P6"><text:text-input text:description="JOOScript">${random}</text:text-input></text:p>
      <text:p text:style-name="P6"><text:text-input text:description="JOOScript">${randomText}</text:text-input></text:p>
      <text:p text:style-name="P7"/>
      <text:p text:style-name="Standard"><draw:frame draw:style-name="fr1" draw:name="picture" text:anchor-type="paragraph" svg:width="7.064cm" svg:height="5.001cm" draw:z-index="0"><draw:image xlink:href="Pictures/100000000000010B000000BDE9DE498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ry </meta:initial-creator>
    <meta:creation-date>2011-12-07T01:24:17</meta:creation-date>
    <dc:date>2013-07-06T02:29:49</dc:date>
    <dc:creator>tiry </dc:creator>
    <meta:editing-duration>PT58M46S</meta:editing-duration>
    <meta:editing-cycles>17</meta:editing-cycles>
    <meta:generator>LibreOffice/3.6$Linux_X86_64 LibreOffice_project/360m1$Build-2</meta:generator>
    <meta:document-statistic meta:table-count="0" meta:image-count="1" meta:object-count="0" meta:page-count="1" meta:paragraph-count="3" meta:word-count="3" meta:character-count="36" meta:non-whitespace-character-count="36"/>
  </office:meta>
</office:document-meta>
</file>